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ambria1" fo:font-size="12pt" fo:font-weight="bold" officeooo:rsid="00142c00" officeooo:paragraph-rsid="00142c00" style:font-size-asian="10.5pt" style:font-weight-asian="bold" style:font-size-complex="12pt" style:font-weight-complex="bold"/>
    </style:style>
    <style:style style:name="P3" style:family="paragraph" style:parent-style-name="Standard">
      <style:paragraph-properties fo:margin-top="0in" fo:margin-bottom="0in" loext:contextual-spacing="false" fo:line-height="100%"/>
      <style:text-properties style:font-name="Cambria" fo:font-size="12pt" style:font-name-asian="MS Mincho" style:font-size-asian="12pt" style:font-name-complex="Times New Roman" style:font-size-complex="12pt"/>
    </style:style>
    <style:style style:name="P4" style:family="paragraph" style:parent-style-name="Standard">
      <style:paragraph-properties fo:margin-top="0in" fo:margin-bottom="0in" loext:contextual-spacing="false" fo:line-height="100%" fo:text-align="justify" style:justify-single-word="false"/>
      <style:text-properties style:font-name="Cambria" fo:font-size="12pt" style:font-name-asian="MS Mincho" style:font-size-asian="12pt" style:font-name-complex="Times New Roman" style:font-size-complex="12pt"/>
    </style:style>
    <style:style style:name="P5" style:family="paragraph" style:parent-style-name="Standard">
      <style:paragraph-properties fo:margin-top="0in" fo:margin-bottom="0in" loext:contextual-spacing="false" fo:line-height="100%"/>
      <style:text-properties style:font-name="Cambria" fo:font-size="12pt" officeooo:paragraph-rsid="0010e3df" style:font-name-asian="MS Mincho" style:font-size-asian="12pt" style:font-name-complex="Times New Roman" style:font-size-complex="12pt"/>
    </style:style>
    <style:style style:name="P6" style:family="paragraph" style:parent-style-name="Standard">
      <style:paragraph-properties fo:margin-top="0in" fo:margin-bottom="0in" loext:contextual-spacing="false" fo:line-height="100%"/>
      <style:text-properties style:font-name="Cambria" fo:font-size="12pt" officeooo:rsid="0010e3df" officeooo:paragraph-rsid="0010e3df" style:font-name-asian="MS Mincho" style:font-size-asian="12pt" style:font-name-complex="Times New Roman" style:font-size-complex="12pt"/>
    </style:style>
    <style:style style:name="P7" style:family="paragraph" style:parent-style-name="Standard">
      <style:paragraph-properties fo:margin-top="0in" fo:margin-bottom="0in" loext:contextual-spacing="false" fo:line-height="100%"/>
      <style:text-properties style:font-name="Cambria" fo:font-size="12pt" style:font-name-asian="Calibri1" style:font-size-asian="12pt" style:font-name-complex="Times New Roman"/>
    </style:style>
    <style:style style:name="P8" style:family="paragraph" style:parent-style-name="Standard">
      <style:paragraph-properties fo:margin-top="0in" fo:margin-bottom="0in" loext:contextual-spacing="false" fo:line-height="100%" fo:text-align="justify" style:justify-single-word="false"/>
      <style:text-properties style:font-name="Cambria" fo:font-size="12pt" style:font-name-asian="Calibri1" style:font-size-asian="12pt" style:font-name-complex="Times New Roman"/>
    </style:style>
    <style:style style:name="P9" style:family="paragraph" style:parent-style-name="Standard">
      <style:paragraph-properties fo:margin-top="0in" fo:margin-bottom="0in" loext:contextual-spacing="false" fo:line-height="100%"/>
      <style:text-properties style:font-name="Cambria" fo:font-size="12pt" fo:font-weight="bold" officeooo:rsid="0010e3df" officeooo:paragraph-rsid="0010e3df" style:font-name-asian="MS Mincho" style:font-size-asian="12pt" style:font-weight-asian="bold" style:font-name-complex="Times New Roman" style:font-size-complex="12pt" style:font-weight-complex="bold"/>
    </style:style>
    <style:style style:name="P10" style:family="paragraph" style:parent-style-name="Standard">
      <style:paragraph-properties fo:margin-top="0in" fo:margin-bottom="0in" loext:contextual-spacing="false" fo:line-height="100%"/>
      <style:text-properties style:font-name="Cambria" fo:font-size="12pt" fo:font-weight="bold" officeooo:rsid="00119811" officeooo:paragraph-rsid="00119811" style:font-name-asian="MS Mincho" style:font-size-asian="12pt" style:font-weight-asian="bold" style:font-name-complex="Times New Roman" style:font-size-complex="12pt" style:font-weight-complex="bold"/>
    </style:style>
    <style:style style:name="P11" style:family="paragraph" style:parent-style-name="Standard">
      <style:paragraph-properties fo:margin-top="0in" fo:margin-bottom="0in" loext:contextual-spacing="false" fo:line-height="100%"/>
      <style:text-properties style:font-name="Cambria" fo:font-size="12pt" fo:font-weight="bold" officeooo:rsid="00138eba" officeooo:paragraph-rsid="00138eba" style:font-name-asian="MS Mincho" style:font-size-asian="12pt" style:font-weight-asian="bold" style:font-name-complex="Times New Roman" style:font-size-complex="12pt" style:font-weight-complex="bold"/>
    </style:style>
    <style:style style:name="P12" style:family="paragraph" style:parent-style-name="Standard">
      <style:paragraph-properties fo:margin-top="0in" fo:margin-bottom="0in" loext:contextual-spacing="false" fo:line-height="100%"/>
      <style:text-properties style:font-name="Cambria" fo:font-size="12pt" fo:font-weight="bold" style:font-name-asian="MS Mincho" style:font-size-asian="12pt" style:font-weight-asian="bold" style:font-name-complex="Times New Roman" style:font-size-complex="12pt"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Cambria" fo:font-size="12pt" fo:font-weight="bold" officeooo:rsid="00142c00" officeooo:paragraph-rsid="00142c00" style:font-name-asian="MS Mincho" style:font-size-asian="12pt" style:font-weight-asian="bold" style:font-name-complex="Times New Roman" style:font-size-complex="12pt" style:font-weight-complex="bold"/>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fo:text-align="justify" style:justify-single-word="false"/>
    </style:style>
    <style:style style:name="P16" style:family="paragraph" style:parent-style-name="Standard">
      <style:paragraph-properties fo:margin-top="0in" fo:margin-bottom="0in" loext:contextual-spacing="false" fo:line-height="100%"/>
      <style:text-properties fo:color="#0000ff" style:font-name="Courier New" fo:font-size="12pt" fo:font-weight="bold" style:font-name-asian="Calibri1" style:font-size-asian="12pt" style:font-weight-asian="bold" style:font-name-complex="Courier New1"/>
    </style:style>
    <style:style style:name="P17" style:family="paragraph" style:parent-style-name="Standard">
      <style:paragraph-properties fo:margin-top="0in" fo:margin-bottom="0in" loext:contextual-spacing="false" fo:line-height="100%"/>
      <style:text-properties fo:color="#0000ff" style:font-name="Courier New" fo:font-size="12pt" fo:font-weight="bold" style:font-name-asian="Calibri1" style:font-size-asian="12pt" style:font-weight-asian="bold" style:font-name-complex="Times New Roman" style:font-style-complex="italic"/>
    </style:style>
    <style:style style:name="P18" style:family="paragraph" style:parent-style-name="Standard">
      <style:paragraph-properties fo:margin-top="0in" fo:margin-bottom="0in" loext:contextual-spacing="false" fo:line-height="100%"/>
      <style:text-properties fo:color="#0000ff" style:font-name="Courier New" fo:font-size="12pt" style:font-name-asian="MS Mincho" style:font-size-asian="12pt" style:font-name-complex="Courier New1" style:font-size-complex="12pt"/>
    </style:style>
    <style:style style:name="P19" style:family="paragraph" style:parent-style-name="Standard">
      <style:paragraph-properties fo:margin-top="0in" fo:margin-bottom="0in" loext:contextual-spacing="false" fo:line-height="100%"/>
      <style:text-properties style:font-name="Courier New" fo:font-size="12pt" style:font-name-asian="MS Mincho" style:font-size-asian="12pt" style:font-name-complex="Courier New1" style:font-size-complex="12pt"/>
    </style:style>
    <style:style style:name="P20" style:family="paragraph" style:parent-style-name="Standard">
      <style:paragraph-properties fo:margin-top="0in" fo:margin-bottom="0in" loext:contextual-spacing="false" fo:line-height="100%"/>
      <style:text-properties fo:color="#000000" style:font-name="Cambria1" fo:font-size="12pt" fo:font-weight="bold" officeooo:rsid="0010e3df" officeooo:paragraph-rsid="0010e3df" style:font-name-asian="MS Mincho" style:font-size-asian="12pt" style:font-weight-asian="bold" style:font-name-complex="Courier New1" style:font-size-complex="12pt" style:font-weight-complex="bold"/>
    </style:style>
    <style:style style:name="P21" style:family="paragraph" style:parent-style-name="Standard">
      <style:paragraph-properties fo:margin-top="0in" fo:margin-bottom="0in" loext:contextual-spacing="false" fo:line-height="100%"/>
      <style:text-properties style:font-name="Cambria1" fo:font-size="12pt" fo:font-weight="bold" officeooo:rsid="00138eba" officeooo:paragraph-rsid="00138eba" style:font-name-asian="MS Mincho" style:font-size-asian="12pt" style:font-weight-asian="bold" style:font-name-complex="Courier New1" style:font-size-complex="12pt" style:font-weight-complex="bold"/>
    </style:style>
    <style:style style:name="P22" style:family="paragraph" style:parent-style-name="Standard" style:master-page-name="Standard">
      <style:paragraph-properties fo:margin-top="0in" fo:margin-bottom="0in" loext:contextual-spacing="false" fo:line-height="100%" style:page-number="auto"/>
      <style:text-properties style:font-name="Cambria" fo:font-size="12pt" style:font-name-asian="MS Mincho" style:font-size-asian="12pt" style:font-name-complex="Times New Roman" style:font-size-complex="12pt"/>
    </style:style>
    <style:style style:name="T1" style:family="text">
      <style:text-properties style:font-name="Cambria" fo:font-size="16pt" style:font-name-asian="Calibri1" style:font-size-asian="16pt" style:font-name-complex="Times New Roman" style:font-size-complex="16pt"/>
    </style:style>
    <style:style style:name="T2" style:family="text">
      <style:text-properties style:font-name="Cambria" style:font-name-asian="Calibri1" style:font-name-complex="Times New Roman"/>
    </style:style>
    <style:style style:name="T3" style:family="text">
      <style:text-properties style:font-name="Cambria" fo:font-size="20pt" fo:font-weight="bold" style:font-name-asian="Calibri1" style:font-size-asian="20pt" style:font-weight-asian="bold" style:font-name-complex="Times New Roman" style:font-size-complex="20pt"/>
    </style:style>
    <style:style style:name="T4" style:family="text">
      <style:text-properties style:font-name="Cambria" fo:font-size="12pt" style:font-name-asian="MS Mincho" style:font-size-asian="12pt" style:font-name-complex="Times New Roman" style:font-size-complex="12pt"/>
    </style:style>
    <style:style style:name="T5" style:family="text">
      <style:text-properties style:font-name="Cambria" fo:font-size="12pt" fo:font-style="italic" style:font-name-asian="MS Mincho" style:font-size-asian="12pt" style:font-style-asian="italic" style:font-name-complex="Times New Roman" style:font-size-complex="12pt"/>
    </style:style>
    <style:style style:name="T6" style:family="text">
      <style:text-properties style:font-name="Cambria" fo:font-size="12pt" style:font-name-asian="Calibri1" style:font-size-asian="12pt" style:font-name-complex="Times New Roman"/>
    </style:style>
    <style:style style:name="T7" style:family="text">
      <style:text-properties style:font-name="Cambria" fo:font-size="12pt" fo:font-weight="bold" style:font-name-asian="MS Mincho" style:font-size-asian="12pt" style:font-weight-asian="bold" style:font-name-complex="Times New Roman" style:font-size-complex="12pt"/>
    </style:style>
    <style:style style:name="T8" style:family="text">
      <style:text-properties style:font-name="Cambria" fo:font-size="12pt" fo:font-weight="bold" style:font-name-asian="Calibri1" style:font-size-asian="12pt" style:font-weight-asian="bold" style:font-name-complex="Times New Roman"/>
    </style:style>
    <style:style style:name="T9" style:family="text">
      <style:text-properties style:font-name="Cambria" fo:font-size="12pt" style:text-underline-style="solid" style:text-underline-width="auto" style:text-underline-color="font-color" style:font-name-asian="MS Mincho" style:font-size-asian="12pt" style:font-name-complex="Times New Roman" style:font-size-complex="12pt"/>
    </style:style>
    <style:style style:name="T10" style:family="text">
      <style:text-properties style:font-name="Cambria" fo:font-size="14pt" fo:font-weight="bold" style:font-name-asian="MS Mincho" style:font-size-asian="14pt" style:font-weight-asian="bold" style:font-name-complex="Times New Roman" style:font-size-complex="14pt"/>
    </style:style>
    <style:style style:name="T11" style:family="text">
      <style:text-properties style:text-position="super 58%" style:font-name="Cambria" fo:font-size="12pt" style:font-name-asian="MS Mincho" style:font-size-asian="12pt" style:font-name-complex="Times New Roman" style:font-size-complex="12pt"/>
    </style:style>
    <style:style style:name="T12" style:family="text">
      <style:text-properties fo:color="#0000ff" style:font-name="Courier New" fo:font-size="12pt" fo:font-weight="bold" style:font-name-asian="Calibri1" style:font-size-asian="12pt" style:font-weight-asian="bold" style:font-name-complex="Times New Roman" style:font-style-complex="italic"/>
    </style:style>
    <style:style style:name="T13" style:family="text">
      <style:text-properties fo:color="#0000ff" style:font-name="Courier New" fo:font-size="12pt" style:font-name-asian="Calibri1" style:font-size-asian="12pt" style:font-name-complex="Courier New1"/>
    </style:style>
    <style:style style:name="T14" style:family="text">
      <style:text-properties fo:color="#0563c1" style:font-name="Cambria" fo:font-size="12pt" style:text-underline-style="solid" style:text-underline-width="auto" style:text-underline-color="font-color" style:font-name-asian="Calibri1" style:font-size-asian="12pt" style:font-name-complex="Times New Roman"/>
    </style:style>
    <style:style style:name="fr1"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text:span text:style-name="T1">Math 338</text:span><text:span text:style-name="T2"><text:tab/> <text:s text:c="13"/><text:tab/></text:span><text:span text:style-name="T3"> <text:s text:c="7"/>Lab Assignment #23 <text:s text:c="2"/></text:span><text:span text:style-name="T1"><text:s text:c="5"/><text:tab/><text:tab/>Fall 2019</text:span></text:p>
      <text:p text:style-name="P15"><text:span text:style-name="T4">In this lab, we will graphically assess the bone strength (in cm</text:span><text:span text:style-name="T11">4</text:span><text:span text:style-name="T4">/1000) for a random sample of young men. <text:s/>Specifically, the bone strength of each person’s dominant and non-dominant arm was recorded for two groups of young men: those who do not play baseball (Control Group) and those who do (Baseball Group) – see Exercises 2.18 and 2.19 in your book. The data can be found on Titanium as the file </text:span><text:span text:style-name="T5">armstrength.txt</text:span><text:span text:style-name="T4">. </text:span></text:p>
      <text:p text:style-name="P4"/>
      <text:p text:style-name="P15"><text:span text:style-name="T6">Import the armstrength.txt file into RStudio. In the </text:span><text:span text:style-name="T12">Import</text:span><text:span text:style-name="T6"> dialog, change the </text:span><text:span text:style-name="T12">Delimiter</text:span><text:span text:style-name="T6"> to Tab.</text:span></text:p>
      <text:p text:style-name="P16"/>
      <text:p text:style-name="P14"><text:span text:style-name="T6">Let’s start by making a scatter plot of the data with Nondominant as the x and Dominant as the y. As usual, replace the question marks in order to complete the plot.</text:span></text:p>
      <text:p text:style-name="P7"/>
      <text:p text:style-name="P14"><text:span text:style-name="T12">&gt; library(ggplot2)</text:span></text:p>
      <text:p text:style-name="P17"/>
      <text:p text:style-name="P14"><text:span text:style-name="T12">&gt; arm_plot &lt;- ggplot(data = armstrength, mapping = aes(x = Nondominant, y = Dominant)) + geom_point() + labs(title = "?", x = "?", y = "?")</text:span></text:p>
      <text:p text:style-name="P17"/>
      <text:p text:style-name="P14"><text:span text:style-name="T12">&gt; print(arm_plot)</text:span></text:p>
      <text:p text:style-name="P3"/>
      <text:p text:style-name="P14"><text:span text:style-name="T10">Question #1 </text:span><text:span text:style-name="T4">Insert the plot below.</text:span></text:p>
      <text:p text:style-name="P18"/>
      <text:p text:style-name="P18"/>
      <text:p text:style-name="P20">Please see first attached plot after lab questions.</text:p>
      <text:p text:style-name="P18"/>
      <text:p text:style-name="P18"/>
      <text:p text:style-name="P14"><text:span text:style-name="T10">Question #2 </text:span><text:span text:style-name="T4">Describe the form, direction and strength of the relationship. Use more technical terms where appropriate, and reasonable adjectives otherwise.</text:span></text:p>
      <text:p text:style-name="P3"/>
      <text:p text:style-name="P9">The form of the graph is linear and positively correlated. The strength of the graph is strong towards the base but as it rises the data becomes dispersed, having a weaker strength.</text:p>
      <text:p text:style-name="P19"/>
      <text:p text:style-name="P14"><text:span text:style-name="T10">Question #3 </text:span><text:span text:style-name="T4">Just looking at the plot, do you see any outliers? If so, describe where they are on the plot.</text:span></text:p>
      <text:p text:style-name="P6"/>
      <text:p text:style-name="P9">There does not seem to be any apparent outliers by looking at the data.</text:p>
      <text:p text:style-name="P3"/>
      <text:p text:style-name="P3"/>
      <text:p text:style-name="P14"><text:span text:style-name="T4">Next, let’s obtain the equation of the regression line. </text:span><text:span text:style-name="T6">The </text:span><text:span text:style-name="T12">lm()</text:span><text:span text:style-name="T6"> command creates the model:</text:span></text:p>
      <text:p text:style-name="P7"/>
      <text:p text:style-name="P14"><text:span text:style-name="T12">&gt; model1 &lt;- lm(Dominant ~ Nondominant, data = armstrength)</text:span></text:p>
      <text:p text:style-name="P7"/>
      <text:p text:style-name="P14"><text:span text:style-name="T6">And the </text:span><text:span text:style-name="T12">coef()</text:span><text:span text:style-name="T6"> command gets the coefficients out:</text:span></text:p>
      <text:p text:style-name="P7"/>
      <text:p text:style-name="P14"><text:span text:style-name="T12">&gt; coefs &lt;- coef(model1)</text:span></text:p>
      <text:p text:style-name="P7"/>
      <text:p text:style-name="P14"><text:span text:style-name="T6">We can get a lot more information using the </text:span><text:span text:style-name="T12">summary()</text:span><text:span text:style-name="T6"> command:</text:span></text:p>
      <text:p text:style-name="P7"/>
      <text:p text:style-name="P14"><text:span text:style-name="T12">&gt; summary(model1)</text:span></text:p>
      <text:p text:style-name="P7"/>
      <text:p text:style-name="P7"/>
      <text:p text:style-name="P14"><text:soft-page-break/><text:span text:style-name="T10">Question #4 </text:span><text:span text:style-name="T6">Copy and paste the </text:span><text:span text:style-name="T12">Coefficients:</text:span><text:span text:style-name="T6"> table from the summary below.</text:span></text:p>
      <text:p text:style-name="P14"><text:span text:style-name="T6"/></text:p>
      <text:p text:style-name="P9">Coefficients:</text:p>
      <text:p text:style-name="P9"><text:s text:c="12"/>Estimate Std. Error t value Pr(&gt;|t|) <text:s text:c="3"/></text:p>
      <text:p text:style-name="P9">(Intercept) <text:s text:c="2"/>-1.853 <text:s text:c="5"/>3.601 <text:s/>-0.515 <text:s text:c="3"/>0.611 <text:s text:c="3"/></text:p>
      <text:p text:style-name="P9">Nondominant <text:s text:c="3"/>1.383 <text:s text:c="5"/>0.205 <text:s text:c="2"/>6.745 2.53e-07 ***</text:p>
      <text:p text:style-name="P5"/>
      <text:p text:style-name="P14"><text:span text:style-name="T10">Question #5 </text:span><text:span text:style-name="T4">Identify the values of the slope and intercept from the output in </text:span><text:span text:style-name="T7">Question #4</text:span><text:span text:style-name="T4">, and using those values, write out the least squares regression equation for predicting y. </text:span><text:span text:style-name="T9">Use the convention of replacing x and </text:span><text:span text:style-name="T9"><draw:frame draw:style-name="fr1" draw:name="Object1" text:anchor-type="as-char" svg:width="0.1835in" svg:height="0.1839in" draw:z-index="0"><draw:object xlink:href="./Object 2" xlink:type="simple" xlink:show="embed" xlink:actuate="onLoad"/><draw:image xlink:href="./ObjectReplacements/Object 2" xlink:type="simple" xlink:show="embed" xlink:actuate="onLoad"/></draw:frame></text:span><text:span text:style-name="T9"> with the actual variable names/descriptors.</text:span></text:p>
      <text:p text:style-name="P3"/>
      <text:p text:style-name="P10">Slope: 1.382817</text:p>
      <text:p text:style-name="P10"/>
      <text:p text:style-name="P10">Y-Intercept: -1.853414</text:p>
      <text:p text:style-name="P10"/>
      <text:p text:style-name="P10">y = 1.382817x - 1.853414</text:p>
      <text:p text:style-name="P3"/>
      <text:p text:style-name="P14"><text:span text:style-name="T10">Question #6 </text:span><text:span text:style-name="T4">What are the predicted values for the dominant arm bone strength for the following corresponding bone strengths for the nondominant arm: 16, 19, 21, and 25 cm</text:span><text:span text:style-name="T11">4</text:span><text:span text:style-name="T4">/1000? (Hint: use your regression equation)</text:span></text:p>
      <text:p text:style-name="P3"/>
      <text:p text:style-name="P10">y = 1.382817(16) – 1.853414 = 20.27168</text:p>
      <text:p text:style-name="P10">y = 1.382817(19) – 1.853414 = 24.420109</text:p>
      <text:p text:style-name="P10">y = 1.382817(21)- 1.853414 = 27.185743</text:p>
      <text:p text:style-name="P10">y = 1.382817(25) – 1.853414 = 32.717011</text:p>
      <text:p text:style-name="P12"/>
      <text:p text:style-name="P14"><text:span text:style-name="T4">Let’s overlay the least-squares regression line on a scatterplot.</text:span></text:p>
      <text:p text:style-name="P3"/>
      <text:p text:style-name="P14"><text:span text:style-name="T12">&gt; arm_plot2 &lt;- arm_plot + geom_abline(aes(intercept = coefs[1], slope = coefs[2])) <text:s/># note: coefs is the variable we stored the slope/intercept in</text:span></text:p>
      <text:p text:style-name="P17"/>
      <text:p text:style-name="P14"><text:span text:style-name="T12">&gt; print(arm_plot2)</text:span></text:p>
      <text:p text:style-name="P3"/>
      <text:p text:style-name="P3"/>
      <text:p text:style-name="P14"><text:span text:style-name="T10">Question #7 </text:span><text:span text:style-name="T4">Insert the plot with data and fitted least-squares regression line below.</text:span></text:p>
      <text:p text:style-name="P3"/>
      <text:p text:style-name="P11">Please see second attached plot after lab questions.</text:p>
      <text:p text:style-name="P3"/>
      <text:p text:style-name="P15"><text:span text:style-name="T6">It makes sense that baseball players might have a different relationship between dominant and non-dominant arm bone strength than non-baseball players. <text:s/>Copy the code you used to create your original scatterplot for </text:span><text:span text:style-name="T8">Question #1</text:span><text:span text:style-name="T6"> and modify it by adding </text:span><text:span text:style-name="T12">color</text:span><text:span text:style-name="T6"> and </text:span><text:span text:style-name="T12">shape</text:span><text:span text:style-name="T6"> arguments as shown below. Change the variable name to </text:span><text:span text:style-name="T12">arm_plot3</text:span><text:span text:style-name="T6"> so that we can still access the original </text:span><text:span text:style-name="T12">arm_plot</text:span><text:span text:style-name="T6"> plot:</text:span></text:p>
      <text:p text:style-name="P8"/>
      <text:p text:style-name="P8"/>
      <text:p text:style-name="P14"><text:span text:style-name="T12">&gt; arm_plot3 &lt;- ggplot(data = armstrength, mapping = aes(x = Nondominant, y = Dominant, color = Group, shape = Group)) + geom_point() + labs(title = "?", x = "?", y = "?")</text:span></text:p>
      <text:p text:style-name="P3"/>
      <text:p text:style-name="P14"><text:span text:style-name="T6">Now we’ll change the symbol and color of the points. In the code below, replace </text:span><text:span text:style-name="T12">color 1</text:span><text:span text:style-name="T6"> and </text:span><text:span text:style-name="T12">color 2</text:span><text:span text:style-name="T6"> with the names of colors (all lowercase), or you could use a six-digit hex code (i.e., #000000) instead. </text:span><text:soft-page-break/><text:span text:style-name="T6">Also, replace </text:span><text:span text:style-name="T12">number 1</text:span><text:span text:style-name="T6"> and </text:span><text:span text:style-name="T12">number 2</text:span><text:span text:style-name="T6"> with numbers between 0 and 25. For a list of which numbers correspond to which shapes, see </text:span><text:a xlink:type="simple" xlink:href="http://www.cookbook-r.com/Graphs/Shapes_and_line_types/" text:style-name="Internet_20_link" text:visited-style-name="Visited_20_Internet_20_Link"><text:span text:style-name="T14">http://www.cookbook-r.com/Graphs/Shapes_and_line_types/</text:span></text:a><text:span text:style-name="T6">. </text:span></text:p>
      <text:p text:style-name="P8"/>
      <text:p text:style-name="P14"><text:span text:style-name="T12">&gt; arm_plot_color &lt;- arm_plot3 + scale_color_manual(values = c("color 1", "color 2")) + scale_shape_manual(values = c(number 1, number 2))</text:span></text:p>
      <text:p text:style-name="P3"/>
      <text:p text:style-name="P14"><text:span text:style-name="T4">Finally, let’s add the least-squares line by group. Note that here the lines will only cover the range of x-values in each group.</text:span></text:p>
      <text:p text:style-name="P3"/>
      <text:p text:style-name="P14"><text:span text:style-name="T12">&gt; arm_plot_group &lt;- arm_plot_color + geom_smooth(method = "lm", se = FALSE)</text:span></text:p>
      <text:p text:style-name="P17"/>
      <text:p text:style-name="P14"><text:span text:style-name="T12">&gt; print(arm_plot_group)</text:span></text:p>
      <text:p text:style-name="P3"/>
      <text:p text:style-name="P3"/>
      <text:p text:style-name="P14"><text:span text:style-name="T10">Question #8 </text:span><text:span text:style-name="T4">Insert the new plot below.</text:span></text:p>
      <text:p text:style-name="P19"/>
      <text:p text:style-name="P21">Please see the last page for the plot.</text:p>
      <text:p text:style-name="P21"/>
      <text:p text:style-name="P14"><text:span text:style-name="T10">Question #9</text:span><text:span text:style-name="T4"> Describe any differences between Baseball and Control groups in the direction, form, and strength of the relationship between bone strength of nondominant and dominant arms. Use more technical terms where appropriate, and reasonable adjectives otherwise.</text:span></text:p>
      <text:p text:style-name="P3"/>
      <text:p text:style-name="P13">Both the control and baseball groups have strong, positive and linear relationships. However, the dominant and nondominant relationship is stronger in the control group.</text:p>
      <text:p text:style-name="P4"/>
      <text:p text:style-name="P14"><text:span text:style-name="T10">Question #10 </text:span><text:span text:style-name="T4">Write a couple of sentences to summarize what you have learned about Dominant and Nondominant arm strength in Baseball and Control groups. For this answer, try to use as little statistical jargon as you can – explain it like you would to a 10-year-old. Think about how both the values of the individual variables (nondominant and dominant arm bone strength) and the relationship between those two variables might differ between the two groups.</text:span></text:p>
      <text:p text:style-name="P4"/>
      <text:p text:style-name="Standard"/>
      <text:p text:style-name="P2">The baseball people have stronger arms because they use their arms more than the people in the control group. Also, this implies that the baseball group have stronger bones. This can be seen in how steep the slope is of the baseball group comparing to the control group sl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meta:initial-creator>
    <meta:editing-cycles>6</meta:editing-cycles>
    <meta:creation-date>2019-11-13T17:16:00</meta:creation-date>
    <dc:date>2019-11-19T13:51:24.442315640</dc:date>
    <meta:editing-duration>PT25M6S</meta:editing-duration>
    <meta:generator>LibreOffice/5.1.6.2$Linux_X86_64 LibreOffice_project/10m0$Build-2</meta:generator>
    <meta:document-statistic meta:table-count="0" meta:image-count="0" meta:object-count="1" meta:page-count="3" meta:paragraph-count="51" meta:word-count="909" meta:character-count="5672" meta:non-whitespace-character-count="47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over accent="true">
      <mi>y</mi>
      <mo stretchy="true">^</mo>
    </mover>
    <annotation encoding="StarMath 5.0">widehat {y}</annotation>
  </semantics>
</math>
</file>